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5c3ff" draw:textarea-horizontal-align="justify" draw:textarea-vertical-align="middle" draw:auto-grow-height="false" fo:min-height="0.385cm" fo:min-width="7.374cm"/>
    </style:style>
    <style:style style:name="gr2" style:family="graphic" style:parent-style-name="standard">
      <style:graphic-properties draw:textarea-horizontal-align="justify" draw:textarea-vertical-align="middle" draw:auto-grow-height="false" fo:min-height="1.909cm" fo:min-width="0.897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0.004cm" fo:min-width="0.135cm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0.89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7" style:family="graphic" style:parent-style-name="standard">
      <style:graphic-properties draw:marker-start="Arrow" draw:marker-start-width="0.3cm" draw:marker-end="Arrow" draw:marker-end-width="0.3cm" draw:fill-color="#b2b2b2" draw:textarea-vertical-align="middle"/>
    </style:style>
    <style:style style:name="gr8" style:family="graphic" style:parent-style-name="standard">
      <style:graphic-properties svg:stroke-color="#ffffff" draw:fill-color="#ffffff" draw:textarea-vertical-align="middle"/>
    </style:style>
    <style:style style:name="P1" style:family="paragraph">
      <loext:graphic-properties draw:fill-color="#85c3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P5" style:family="paragraph">
      <style:text-properties fo:font-size="16pt" fo:font-style="italic" style:font-size-asian="16pt" style:font-style-asian="italic" style:font-size-complex="16pt" style:font-style-complex="italic"/>
    </style:style>
    <style:style style:name="P6" style:family="paragraph">
      <loext:graphic-properties draw:fill="none" draw:fill-color="#ffffff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style:font-name="Times New Roman" fo:font-size="16pt" fo:font-style="normal" style:font-size-asian="16pt" style:font-style-asian="normal" style:font-size-complex="16pt" style:font-style-complex="normal"/>
    </style:style>
    <style:style style:name="T2" style:family="text">
      <style:text-properties style:text-position="0% 100%" style:font-name="Times New Roman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text-position="0% 100%" style:font-name="Times New Roman"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measurelines" svg:width="7.874cm" svg:height="0.635cm" svg:x="0.635cm" svg:y="1.7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measurelines" svg:width="1.397cm" svg:height="2.159cm" svg:x="0.762cm" svg:y="2.41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measurelines" svg:width="0.635cm" svg:height="0.254cm" svg:x="1.17cm" svg:y="1.52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measurelines" svg:width="0.381cm" svg:height="1.143cm" svg:x="1.297cm" svg:y="1.77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" draw:text-style-name="P4" draw:layer="measurelines" svg:width="2.178cm" svg:height="0.87cm" svg:x="3.556cm" svg:y="0.254cm">
            <draw:text-box>
              <text:p><text:span text:style-name="T1">100 cm</text:span></text:p>
            </draw:text-box>
          </draw:frame>
          <draw:frame draw:style-name="gr6" draw:text-style-name="P6" draw:layer="measurelines" svg:width="3.937cm" svg:height="0.889cm" svg:x="2.667cm" svg:y="2.667cm">
            <draw:text-box>
              <text:p text:style-name="P5"><text:span text:style-name="T2"><text:s/></text:span><text:span text:style-name="T3">[20 – 100] bar</text:span></text:p>
            </draw:text-box>
          </draw:frame>
          <draw:g>
            <draw:custom-shape draw:style-name="gr3" draw:text-style-name="P3" draw:layer="measurelines" svg:width="0.635cm" svg:height="0.254cm" svg:x="7.393cm" svg:y="1.52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measurelines" svg:width="0.381cm" svg:height="1.143cm" svg:x="7.52cm" svg:y="1.77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" draw:text-style-name="P2" draw:layer="measurelines" svg:width="1.397cm" svg:height="2.159cm" svg:x="6.985cm" svg:y="2.413cm">
            <text:p/>
            <draw:enhanced-geometry svg:viewBox="0 0 21600 21600" draw:type="rectangle" draw:enhanced-path="M 0 0 L 21600 0 21600 21600 0 21600 0 0 Z N"/>
          </draw:custom-shape>
          <draw:line draw:style-name="gr7" draw:text-style-name="P3" draw:layer="measurelines" svg:x1="1.524cm" svg:y1="1.016cm" svg:x2="7.874cm" svg:y2="1.016cm">
            <text:p/>
          </draw:line>
          <draw:frame draw:style-name="gr5" draw:text-style-name="P4" draw:layer="measurelines" svg:width="1.895cm" svg:height="0.87cm" svg:x="3.429cm" svg:y="4.337cm">
            <draw:text-box>
              <text:p><text:span text:style-name="T1">70 cm</text:span></text:p>
            </draw:text-box>
          </draw:frame>
          <draw:line draw:style-name="gr7" draw:text-style-name="P3" draw:layer="measurelines" svg:x1="2.159cm" svg:y1="5.08cm" svg:x2="6.985cm" svg:y2="5.08cm">
            <text:p/>
          </draw:line>
          <draw:path draw:style-name="gr8" draw:text-style-name="P7" draw:layer="measurelines" svg:width="1.65cm" svg:height="0.527cm" svg:x="0.635cm" svg:y="4.298cm" svg:viewBox="0 0 1651 528" svg:d="M0 528c0-323 0-323 0-323 0 0 0-259 381-195 381 65 254 259 508 130 254-130 762 65 762 65v323z">
            <text:p/>
          </draw:path>
          <draw:path draw:style-name="gr8" draw:text-style-name="P7" draw:layer="measurelines" svg:width="1.65cm" svg:height="0.527cm" svg:x="6.858cm" svg:y="4.298cm" svg:viewBox="0 0 1651 528" svg:d="M0 528c0-323 0-323 0-323 0 0 0-259 381-195 381 65 254 259 508 130 254-130 762 65 762 65v32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ine_20_Style_20_1" draw:display-name="Line Style 1" draw:style="rect" draw:dots1="1" draw:dots1-length="0.305cm" draw:distance="0.254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652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01T17:46:28.611616432</dc:date>
    <meta:editing-duration>PT1H4M57S</meta:editing-duration>
    <meta:editing-cycles>5</meta:editing-cycles>
    <meta:generator>LibreOffice/5.3.0.3$Linux_X86_64 LibreOffice_project/30m0$Build-3</meta:generator>
    <meta:document-statistic meta:object-count="17"/>
  </office:meta>
</office:document-meta>
</file>